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 —me gusta la estructura; es coherente y permite el tránsito natural del texto sencillo al formal.<text:line-break/>Empezamos ya, sección por sección como propones. Aquí tienes la <text:span text:style-name="Strong_20_Emphasis">Sección 1 — «Complejidad de un problema»</text:span>, redactada en lenguaje accesible, cuidando la claridad y la fuerza didáctica de tu borrador. La dejo lista para integrarla con las siguientes secciones que iríamos añadiendo una a una.</text:p>
      <text:p text:style-name="Horizontal_20_Line"/>
      <text:h text:style-name="Heading_20_1" text:outline-level="1">1 — Complejidad de un problema</text:h>
      <text:p text:style-name="Text_20_body">Cuando hablamos de la <text:span text:style-name="Strong_20_Emphasis">potencia de cálculo</text:span> de un sistema, en realidad lo que queremos saber es <text:span text:style-name="Strong_20_Emphasis">qué tipo de problemas</text:span> puede resolver y <text:span text:style-name="Strong_20_Emphasis">con qué facilidad</text:span> lo hace. Para medirlo necesitamos entender primero qué es la <text:span text:style-name="Strong_20_Emphasis">complejidad</text:span> de un problema.</text:p>
      <text:p text:style-name="Text_20_body">No todos los problemas son iguales. Algunos son sencillos y se resuelven con poco esfuerzo; otros son extraordinariamente complicados y requieren grandes recursos —tiempo, memoria, cómputo— para alcanzarse. Incluso hay problemas que, en cierto sentido, no pueden resolverse nunca con los recursos que tenemos: son inabordables.</text:p>
      <text:p text:style-name="Text_20_body">La complejidad de un problema está muy relacionada con la <text:span text:style-name="Strong_20_Emphasis">cantidad de decisiones</text:span> que hay que tomar para llegar a la solución. Cada decisión es como una bifurcación en el camino: elegir por la izquierda o por la derecha, intentar A o intentar B. Cuantas más bifurcaciones aparecen, más caminos posibles hay que considerar, y más costoso se vuelve encontrar el camino correcto.</text:p>
      <text:p text:style-name="Text_20_body">Pensemos en una imagen sencilla: un grafo donde cada nodo es un estado del problema y cada arista es una decisión. Desde el estado inicial partimos por muchas aristas; en cada nuevo estado vuelven a presentarse decisiones, y las ramas se multiplican. Rápidamente el árbol de posibilidades crece de forma explosiva. Muy pronto habrá tantos caminos que resulta imposible recorrerlos uno por uno con el tiempo y la memoria disponibles.</text:p>
      <text:p text:style-name="Text_20_body">Por eso la complejidad se manifiesta en dos recursos clave:</text:p>
      <text:list xml:id="list762416290" text:style-name="L1">
        <text:list-item>
          <text:p text:style-name="P1"><text:span text:style-name="Strong_20_Emphasis">Tiempo</text:span>: cuánto tardará el sistema en recorrer o verificar las soluciones posibles.</text:p>
        </text:list-item>
        <text:list-item>
          <text:p text:style-name="P1"><text:span text:style-name="Strong_20_Emphasis">Memoria</text:span>: cuánta información deberá almacenar para comparar y elegir entre soluciones.</text:p>
        </text:list-item>
      </text:list>
      <text:p text:style-name="Text_20_body">En el mundo de los sistemas computacionales existen estrategias y trucos para reducir el coste —heurísticas, poda, programación dinámica— pero todos ellos están limitados por el crecimiento exponencial de las decisiones en los problemas difíciles.</text:p>
      <text:p text:style-name="Text_20_body">Para que el análisis sea manejable en este capítulo, nos centraremos en un tipo concreto de problema: los <text:span text:style-name="Strong_20_Emphasis">problemas de decisión</text:span>. Estos son problemas que pueden formularse como una pregunta que se responde con “sí” o “no” (por ejemplo: “¿existe un camino que salga del laberinto?”). Elegimos los problemas de decisión porque:</text:p>
      <text:list xml:id="list1315924101" text:style-name="L2">
        <text:list-item>
          <text:p text:style-name="P2">Forman un conjunto muy amplio y representativo: muchas cuestiones complejas pueden transformarse en problemas de decisión.</text:p>
        </text:list-item>
        <text:list-item>
          <text:p text:style-name="P2">Permiten explicar la relación entre decisiones y complejidad de forma clara y didáctica.</text:p>
        </text:list-item>
        <text:list-item>
          <text:p text:style-name="P2"><text:soft-page-break/>Facilitan la comparación entre distintos sistemas de cálculo.</text:p>
        </text:list-item>
      </text:list>
      <text:p text:style-name="Text_20_body">En la práctica, entender la complejidad como «número de decisiones» nos da un indicador intuitivo y útil: <text:span text:style-name="Strong_20_Emphasis">cuantas más decisiones haya que tomar para llegar a una solución, más complejo es el problema</text:span> —y mayor será el coste en tiempo y memoria para un sistema que lo aborde de forma secuencial.</text:p>
      <text:p text:style-name="Text_20_body">En las secciones siguientes veremos ejemplos concretos (ajedrez, el laberinto) que ilustran cómo crece la complejidad, y compararemos cómo la afrontan dos tipos de sistemas: los computadores electrónicos (secuenciales o con concurrencia limitada) y el sistema que nos interesa aquí, el sistema viviente basado en familias de individuos que operan en paralelo.</text:p>
      <text:p text:style-name="Horizontal_20_Line"/>
      <text:p text:style-name="Text_20_body">¿Continuo con la <text:span text:style-name="Strong_20_Emphasis">Sección 2 — “¿Cuál es la complejidad de los problemas que este sistema puede abordar?”</text:span> usando tu texto accesible como base, o prefieres que primero ajuste algo en esta sección 1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4T18:25:44.575000000</meta:creation-date>
    <dc:date>2025-11-04T18:31:15.652000000</dc:date>
    <meta:editing-duration>PT5M31S</meta:editing-duration>
    <meta:editing-cycles>1</meta:editing-cycles>
    <meta:document-statistic meta:table-count="0" meta:image-count="0" meta:object-count="0" meta:page-count="2" meta:paragraph-count="17" meta:word-count="585" meta:character-count="3722" meta:non-whitespace-character-count="3156"/>
    <meta:generator>LibreOffice/7.3.5.2$Windows_X86_64 LibreOffice_project/184fe81b8c8c30d8b5082578aee2fed2ea847c01</meta:generator>
  </office:meta>
</office:document-meta>
</file>